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80c93" officeooo:paragraph-rsid="0019eeed"/>
    </style:style>
    <style:style style:name="P2" style:family="paragraph" style:parent-style-name="Text_20_body">
      <style:text-properties fo:language="en" fo:country="US" officeooo:rsid="0017e249" officeooo:paragraph-rsid="0019eeed"/>
    </style:style>
    <style:style style:name="P3" style:family="paragraph" style:parent-style-name="Text_20_body">
      <style:text-properties fo:language="en" fo:country="US" officeooo:rsid="0017e249" officeooo:paragraph-rsid="0017e249"/>
    </style:style>
    <style:style style:name="P4" style:family="paragraph" style:parent-style-name="Text_20_body">
      <style:text-properties fo:language="en" fo:country="US" officeooo:rsid="00180c93" officeooo:paragraph-rsid="0019eeed"/>
    </style:style>
    <style:style style:name="P5" style:family="paragraph" style:parent-style-name="Standard">
      <style:text-properties fo:language="en" fo:country="US" officeooo:rsid="00113998" officeooo:paragraph-rsid="00113998"/>
    </style:style>
    <style:style style:name="P6" style:family="paragraph" style:parent-style-name="Title">
      <style:text-properties fo:language="en" fo:country="US" officeooo:paragraph-rsid="0015940e"/>
    </style:style>
    <style:style style:name="P7" style:family="paragraph" style:parent-style-name="Title">
      <style:text-properties style:font-name="Liberation Sans" fo:font-size="28pt" fo:language="en" fo:country="US" fo:font-weight="bold" officeooo:rsid="001b0410" officeooo:paragraph-rsid="001b0410" style:font-name-asian="Noto Sans CJK SC" style:font-size-asian="28pt" style:font-weight-asian="bold" style:font-name-complex="Lohit Devanagari" style:font-size-complex="28pt" style:font-weight-complex="bold"/>
    </style:style>
    <style:style style:name="P8" style:family="paragraph" style:parent-style-name="Heading_20_1">
      <style:text-properties fo:language="en" fo:country="US" officeooo:rsid="001c40b0" officeooo:paragraph-rsid="001c40b0"/>
    </style:style>
    <style:style style:name="P9" style:family="paragraph" style:parent-style-name="Heading_20_1">
      <style:text-properties style:font-name="Liberation Sans" fo:font-size="18.2000007629395pt" fo:language="en" fo:country="US" fo:font-weight="bold" officeooo:rsid="001b0410" officeooo:paragraph-rsid="001b0410" style:font-name-asian="Noto Sans CJK SC" style:font-size-asian="18.2000007629395pt" style:font-weight-asian="bold" style:font-name-complex="Lohit Devanagari" style:font-size-complex="18.2000007629395pt" style:font-weight-complex="bold"/>
    </style:style>
    <style:style style:name="P10" style:family="paragraph" style:parent-style-name="Heading_20_1">
      <style:text-properties officeooo:rsid="001c40b0" officeooo:paragraph-rsid="001c40b0"/>
    </style:style>
    <style:style style:name="P11" style:family="paragraph" style:parent-style-name="Text_20_body" style:list-style-name="L1">
      <style:text-properties fo:language="en" fo:country="US" officeooo:rsid="0018ed89" officeooo:paragraph-rsid="0019eeed"/>
    </style:style>
    <style:style style:name="P12" style:family="paragraph" style:parent-style-name="Text_20_body" style:list-style-name="L2">
      <style:text-properties fo:language="en" fo:country="US" officeooo:rsid="0018ed89" officeooo:paragraph-rsid="0019eeed"/>
    </style:style>
    <style:style style:name="P13" style:family="paragraph" style:parent-style-name="Text_20_body">
      <style:text-properties fo:language="en" fo:country="US" officeooo:rsid="0018ed89" officeooo:paragraph-rsid="0019eeed"/>
    </style:style>
    <style:style style:name="P14" style:family="paragraph" style:parent-style-name="Text_20_body" style:list-style-name="L4">
      <style:text-properties fo:language="en" fo:country="US" officeooo:rsid="0018ed89" officeooo:paragraph-rsid="0019eeed"/>
    </style:style>
    <style:style style:name="P15" style:family="paragraph" style:parent-style-name="Text_20_body">
      <style:text-properties fo:language="en" fo:country="US" officeooo:rsid="0017e249" officeooo:paragraph-rsid="001b0410"/>
    </style:style>
    <style:style style:name="P16" style:family="paragraph" style:parent-style-name="Text_20_body">
      <style:text-properties fo:language="en" fo:country="US" officeooo:rsid="001b0410" officeooo:paragraph-rsid="001b0410"/>
    </style:style>
    <style:style style:name="P17" style:family="paragraph" style:parent-style-name="Text_20_body" style:list-style-name="L4">
      <style:text-properties fo:language="en" fo:country="US" officeooo:rsid="001b0410" officeooo:paragraph-rsid="001b0410"/>
    </style:style>
    <style:style style:name="P18" style:family="paragraph" style:parent-style-name="Text_20_body">
      <style:text-properties fo:language="en" fo:country="US" officeooo:rsid="001c40b0" officeooo:paragraph-rsid="001c40b0"/>
    </style:style>
    <style:style style:name="P19" style:family="paragraph" style:parent-style-name="Text_20_body">
      <style:text-properties fo:language="en" fo:country="US" officeooo:rsid="00113998" officeooo:paragraph-rsid="0019eeed"/>
    </style:style>
    <style:style style:name="P20" style:family="paragraph" style:parent-style-name="Text_20_body" style:list-style-name="L1">
      <style:text-properties officeooo:rsid="0018ed89" officeooo:paragraph-rsid="0019eeed"/>
    </style:style>
    <style:style style:name="P21" style:family="paragraph" style:parent-style-name="Text_20_body" style:list-style-name="L2">
      <style:text-properties officeooo:rsid="0018ed89" officeooo:paragraph-rsid="0019eeed"/>
    </style:style>
    <style:style style:name="P22" style:family="paragraph" style:parent-style-name="Text_20_body">
      <style:text-properties officeooo:paragraph-rsid="001b0410"/>
    </style:style>
    <style:style style:name="P23" style:family="paragraph" style:parent-style-name="Text_20_body">
      <style:text-properties officeooo:rsid="001b0410" officeooo:paragraph-rsid="001b0410"/>
    </style:style>
    <style:style style:name="P24" style:family="paragraph" style:parent-style-name="Text_20_body" style:list-style-name="L4">
      <style:text-properties officeooo:rsid="001b0410" officeooo:paragraph-rsid="001b0410"/>
    </style:style>
    <style:style style:name="P25" style:family="paragraph" style:parent-style-name="Text_20_body" style:list-style-name="L4">
      <style:text-properties fo:font-style="normal" officeooo:rsid="001b0410" officeooo:paragraph-rsid="001b0410" style:font-style-asian="normal" style:font-style-complex="normal"/>
    </style:style>
    <style:style style:name="P26" style:family="paragraph" style:parent-style-name="Text_20_body" style:list-style-name="L4">
      <style:text-properties officeooo:paragraph-rsid="001b0410"/>
    </style:style>
    <style:style style:name="P27" style:family="paragraph" style:parent-style-name="Text_20_body">
      <style:text-properties officeooo:rsid="001c40b0" officeooo:paragraph-rsid="001c40b0"/>
    </style:style>
    <style:style style:name="P28" style:family="paragraph" style:parent-style-name="Text_20_body">
      <style:text-properties officeooo:paragraph-rsid="001c40b0"/>
    </style:style>
    <style:style style:name="P29" style:family="paragraph" style:parent-style-name="Text_20_body">
      <style:text-properties style:font-name="Liberation Serif" fo:font-size="12pt" fo:font-weight="normal" style:font-size-asian="12pt" style:font-weight-asian="normal" style:font-size-complex="12pt" style:font-weight-complex="normal"/>
    </style:style>
    <style:style style:name="P30" style:family="paragraph" style:parent-style-name="Text_20_body">
      <style:text-properties style:font-name="Liberation Serif" fo:font-size="12pt" fo:font-weight="normal" officeooo:rsid="001c40b0" officeooo:paragraph-rsid="001c40b0" style:font-size-asian="12pt" style:font-weight-asian="normal" style:font-size-complex="12pt" style:font-weight-complex="normal"/>
    </style:style>
    <style:style style:name="T1" style:family="text">
      <style:text-properties officeooo:rsid="00180c93"/>
    </style:style>
    <style:style style:name="T2" style:family="text">
      <style:text-properties officeooo:rsid="0018ed89"/>
    </style:style>
    <style:style style:name="T3" style:family="text">
      <style:text-properties fo:language="en" fo:country="US"/>
    </style:style>
    <style:style style:name="T4" style:family="text">
      <style:text-properties fo:language="en" fo:country="US" officeooo:rsid="0017e249"/>
    </style:style>
    <style:style style:name="T5" style:family="text">
      <style:text-properties fo:language="en" fo:country="US" officeooo:rsid="001b0410"/>
    </style:style>
    <style:style style:name="T6" style:family="text">
      <style:text-properties fo:language="en" fo:country="US" fo:font-style="normal" style:font-style-asian="normal" style:font-style-complex="normal"/>
    </style:style>
    <style:style style:name="T7" style:family="text">
      <style:text-properties fo:language="en" fo:country="US" fo:font-style="normal" officeooo:rsid="001b0410" style:font-style-asian="normal" style:font-style-complex="normal"/>
    </style:style>
    <style:style style:name="T8" style:family="text">
      <style:text-properties fo:language="en" fo:country="US" style:font-name-asian="Noto Sans CJK SC" style:font-name-complex="Lohit Devanagari"/>
    </style:style>
    <style:style style:name="T9" style:family="text">
      <style:text-properties fo:language="en" fo:country="US" officeooo:rsid="00180c93" style:font-name-asian="Noto Sans CJK SC" style:font-name-complex="Lohit Devanagari"/>
    </style:style>
    <style:style style:name="T10" style:family="text">
      <style:text-properties fo:language="en" fo:country="US" officeooo:rsid="001c40b0" style:font-name-asian="Noto Sans CJK SC" style:font-name-complex="Lohit Devanagari"/>
    </style:style>
    <style:style style:name="T11" style:family="text">
      <style:text-properties fo:language="en" fo:country="US" officeooo:rsid="001c40b0"/>
    </style:style>
    <style:style style:name="T12" style:family="text">
      <style:text-properties officeooo:rsid="001b0410"/>
    </style:style>
    <style:style style:name="T13" style:family="text">
      <style:text-properties style:font-name="Liberation Sans" fo:font-size="18.2000007629395pt" fo:language="en" fo:country="US" fo:font-weight="bold" style:font-name-asian="Noto Sans CJK SC" style:font-size-asian="18.2000007629395pt" style:font-weight-asian="bold" style:font-name-complex="Lohit Devanagari" style:font-size-complex="18.2000007629395pt" style:font-weight-complex="bold"/>
    </style:style>
    <style:style style:name="T14" style:family="text">
      <style:text-properties style:font-name="Liberation Sans" fo:font-size="18.2000007629395pt" fo:language="en" fo:country="US" fo:font-weight="bold" officeooo:rsid="001b0410" style:font-name-asian="Noto Sans CJK SC" style:font-size-asian="18.2000007629395pt" style:font-weight-asian="bold" style:font-name-complex="Lohit Devanagari" style:font-size-complex="18.2000007629395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Hitchhiker's guide to cinema</text:p>
      <text:p text:style-name="P7">Architecture Design and Software Structure</text:p>
      <text:p text:style-name="P5"/>
      <text:h text:style-name="P9" text:outline-level="1">Introduction</text:h>
      <text:p text:style-name="P15">The Idea is to <text:span text:style-name="T12">provide a backend to the frontend produced in previous react course in order to perform complex queries relying to IMDb REST API and to maintain local data regarding users.</text:span></text:p>
      <text:p text:style-name="P15"/>
      <text:p text:style-name="P2">For further info about the original projects, features and goals, please refer to the <text:span text:style-name="T1">doc related to the previous steps of the project </text:span>available <text:span text:style-name="T2">at</text:span>:</text:p>
      <text:list xml:id="list897542405" text:style-name="L1">
        <text:list-item>
          <text:p text:style-name="P11">Bootstrap project</text:p>
          <text:list>
            <text:list-item>
              <text:p text:style-name="P20"><text:a xlink:type="simple" xlink:href="https://github.com/sterte/h2gc/tree/master/doc/Course%201%20-%20Bootstrap" text:style-name="Internet_20_link" text:visited-style-name="Visited_20_Internet_20_Link"><text:span text:style-name="T3">https://github.com/sterte/h2gc/tree/master/doc/Course%201%20-%20Bootstrap</text:span></text:a></text:p>
            </text:list-item>
          </text:list>
        </text:list-item>
        <text:list-item>
          <text:p text:style-name="P11">React project (starting from bootstrap project)</text:p>
          <text:list>
            <text:list-item>
              <text:p text:style-name="P20"><text:a xlink:type="simple" xlink:href="https://github.com/sterte/h2gc/tree/master/doc/Course%202%20-%20React" text:style-name="Internet_20_link" text:visited-style-name="Visited_20_Internet_20_Link"><text:span text:style-name="T4">https://github.com/sterte/h2gc/tree/master/doc/Course%202%20-%20React</text:span></text:a></text:p>
            </text:list-item>
          </text:list>
        </text:list-item>
      </text:list>
      <text:p text:style-name="P2"/>
      <text:p text:style-name="P2"><text:span text:style-name="T2">Two proof-of-concept </text:span>website<text:span text:style-name="T2">s</text:span> resulting from the previous course<text:span text:style-name="T2">s are</text:span> available at:</text:p>
      <text:list xml:id="list1805403638" text:style-name="L2">
        <text:list-item>
          <text:p text:style-name="P12">Bootstrap POC</text:p>
          <text:list>
            <text:list-item>
              <text:p text:style-name="P21"><text:a xlink:type="simple" xlink:href="http://sterte.rf.gd/h2gc/" text:style-name="Internet_20_link" text:visited-style-name="Visited_20_Internet_20_Link"><text:span text:style-name="T3">http://sterte.rf.gd/h2gc/</text:span></text:a></text:p>
            </text:list-item>
          </text:list>
        </text:list-item>
        <text:list-item>
          <text:p text:style-name="P12">React POC</text:p>
          <text:list>
            <text:list-item>
              <text:p text:style-name="P21"><text:a xlink:type="simple" xlink:href="https://h2gc-react.web.app/" text:style-name="Internet_20_link" text:visited-style-name="Visited_20_Internet_20_Link"><text:span text:style-name="T3">https://h2gc-react.web.app/</text:span></text:a></text:p>
            </text:list-item>
          </text:list>
        </text:list-item>
      </text:list>
      <text:p text:style-name="P3"/>
      <text:h text:style-name="P9" text:outline-level="1">Design and Implementation</text:h>
      <text:h text:style-name="Heading_20_2" text:outline-level="2"><text:span text:style-name="T14">R</text:span><text:span text:style-name="T13">EST API</text:span></text:h>
      <text:p text:style-name="P16">The REST API should deal with users and their data.</text:p>
      <text:p text:style-name="P22"><text:span text:style-name="T5">Each user will have some specific fields (i.e. country and zip code to look for local movie releases) and a list of favourite movies and people and a list of performed searches (each search is a list of field/value pairs).</text:span></text:p>
      <text:p text:style-name="P23"><text:span text:style-name="T3">The rest endpoints end related operation will be:</text:span></text:p>
      <text:list xml:id="list1692216491" text:style-name="L4">
        <text:list-item>
          <text:p text:style-name="P24"><text:span text:style-name="T3">/user</text:span></text:p>
          <text:list>
            <text:list-item>
              <text:p text:style-name="P17"><text:soft-page-break/>GET: get list of registered users</text:p>
            </text:list-item>
            <text:list-item>
              <text:p text:style-name="P17">POST: add a new user</text:p>
            </text:list-item>
            <text:list-item>
              <text:p text:style-name="P17">DELETE: delete all users</text:p>
            </text:list-item>
          </text:list>
        </text:list-item>
        <text:list-item>
          <text:p text:style-name="P25"><text:span text:style-name="T3">/user/:userId</text:span></text:p>
          <text:list>
            <text:list-item>
              <text:p text:style-name="P25"><text:span text:style-name="T3">GET: get a specific user</text:span></text:p>
            </text:list-item>
            <text:list-item>
              <text:p text:style-name="P25"><text:span text:style-name="T3">PUT: modify specific user</text:span></text:p>
            </text:list-item>
            <text:list-item>
              <text:p text:style-name="P25"><text:span text:style-name="T3">DELETE: delete specific user</text:span></text:p>
            </text:list-item>
          </text:list>
        </text:list-item>
        <text:list-item>
          <text:p text:style-name="P25"><text:span text:style-name="T3">/user/:userId/favmovies</text:span></text:p>
          <text:list>
            <text:list-item>
              <text:p text:style-name="P25"><text:span text:style-name="T3">GET: get all user’s favourite movies</text:span></text:p>
            </text:list-item>
            <text:list-item>
              <text:p text:style-name="P25"><text:span text:style-name="T3">POST: add a new favourite movie</text:span></text:p>
            </text:list-item>
            <text:list-item>
              <text:p text:style-name="P25"><text:span text:style-name="T3">DELETE: delete a favourite movie</text:span></text:p>
            </text:list-item>
          </text:list>
        </text:list-item>
        <text:list-item>
          <text:p text:style-name="P25"><text:span text:style-name="T3">/user/:userId/favmovies/:movieId</text:span></text:p>
          <text:list>
            <text:list-item>
              <text:p text:style-name="P25"><text:span text:style-name="T3">GET: get a specific favourite movie</text:span></text:p>
            </text:list-item>
            <text:list-item>
              <text:p text:style-name="P25"><text:span text:style-name="T3">DELETE: delete a specific favourite movie</text:span></text:p>
            </text:list-item>
          </text:list>
        </text:list-item>
        <text:list-item>
          <text:p text:style-name="P25"><text:span text:style-name="T3">/user/:userId/favpeople</text:span></text:p>
          <text:list>
            <text:list-item>
              <text:p text:style-name="P25"><text:span text:style-name="T3">GET: get all user’s favourite people</text:span></text:p>
            </text:list-item>
            <text:list-item>
              <text:p text:style-name="P25"><text:span text:style-name="T3">POST: add a new favourite person</text:span></text:p>
            </text:list-item>
            <text:list-item>
              <text:p text:style-name="P25"><text:span text:style-name="T3">DELETE: delete a favourite person</text:span></text:p>
            </text:list-item>
          </text:list>
        </text:list-item>
        <text:list-item>
          <text:p text:style-name="P25"><text:span text:style-name="T3">/user/:userId/favpeople/:personId</text:span></text:p>
          <text:list>
            <text:list-item>
              <text:p text:style-name="P25"><text:span text:style-name="T3">GET: get a specific favourite person</text:span></text:p>
            </text:list-item>
            <text:list-item>
              <text:p text:style-name="P25"><text:span text:style-name="T3">DELETE: delete a specific favourite person</text:span></text:p>
            </text:list-item>
          </text:list>
        </text:list-item>
        <text:list-item>
          <text:p text:style-name="P25"><text:span text:style-name="T3">/user/:userId/searches/</text:span></text:p>
          <text:list>
            <text:list-item>
              <text:p text:style-name="P25"><text:span text:style-name="T3">GET: retrieves a previous user searches</text:span></text:p>
            </text:list-item>
            <text:list-item>
              <text:p text:style-name="P25"><text:span text:style-name="T3">DELETE: delete all user previous searches</text:span></text:p>
            </text:list-item>
          </text:list>
        </text:list-item>
        <text:list-item>
          <text:p text:style-name="P26"><text:span text:style-name="T7">/user/:userId/searches/:searchId</text:span></text:p>
          <text:list>
            <text:list-item>
              <text:p text:style-name="P24"><text:span text:style-name="T6">GET: get a s specific previous user search</text:span></text:p>
            </text:list-item>
            <text:list-item>
              <text:p text:style-name="P24"><text:span text:style-name="T6">DELETE: delete specific previous user search</text:span></text:p>
            </text:list-item>
            <text:list-item>
              <text:p text:style-name="P24"><text:span text:style-name="T6">POST: save a new search among user’s searches and actually performs it relying on IMDb REST API, combining, if needed, various queries and restructuring the data before returning it</text:span></text:p>
            </text:list-item>
          </text:list>
        </text:list-item>
        <text:list-item>
          <text:p text:style-name="P14">/<text:span text:style-name="T12">search</text:span></text:p>
          <text:list>
            <text:list-item>
              <text:p text:style-name="P17">POST: performs a search (see above) but does not save it as a search related to any user (i.e. to perform searches without being logged in).</text:p>
            </text:list-item>
          </text:list>
        </text:list-item>
      </text:list>
      <text:p text:style-name="P13"><text:soft-page-break/></text:p>
      <text:h text:style-name="Heading_20_2" text:outline-level="2">Database Schemas, Design and Structure</text:h>
      <text:p text:style-name="P23">This is a first step in providing a backend to hitchhikers’ guide to cinema, the idea is to provide basic structure and operations, in particular the search mechanism (hence the way searches are structured in the Db, may vary and evolve strongly in the future).</text:p>
      <text:p text:style-name="P16">The collection used will be: User, FavouriteMovie, FavouritePeople, Search.</text:p>
      <text:p text:style-name="P16">Each user will have a list of favourite movies, favourite people and performed search following the schema.</text:p>
      <text:p text:style-name="P18">Each movie and people will provide an image and a url to the related imdb page in order to obtain full info (hitchhikers guide to galaxy is not meant to be exhaustive, but lightweight and simple, for complete data links to IMDb will be provided).</text:p>
      <text:p text:style-name="P18">something like:</text:p>
      <text:p text:style-name="P18">user: {</text:p>
      <text:p text:style-name="P18"><text:tab/>id:…</text:p>
      <text:p text:style-name="P18"><text:tab/>name:…</text:p>
      <text:p text:style-name="P18"><text:tab/>username:…</text:p>
      <text:p text:style-name="P18"><text:tab/>country:…</text:p>
      <text:p text:style-name="P18"><text:tab/>zip:...</text:p>
      <text:p text:style-name="P18"><text:tab/>[favMovies]</text:p>
      <text:p text:style-name="P18"><text:tab/>[favPeople]</text:p>
      <text:p text:style-name="P18"><text:tab/>[searches]</text:p>
      <text:p text:style-name="P18">}</text:p>
      <text:p text:style-name="P18"/>
      <text:p text:style-name="P18">movie: {</text:p>
      <text:p text:style-name="P18"><text:tab/>title:…</text:p>
      <text:p text:style-name="P18"><text:tab/>image:…</text:p>
      <text:p text:style-name="P18"><text:tab/>url:…</text:p>
      <text:p text:style-name="P18"><text:tab/>comment:…</text:p>
      <text:p text:style-name="P18">}</text:p>
      <text:p text:style-name="P18"/>
      <text:p text:style-name="P18">person: {</text:p>
      <text:p text:style-name="P18"><text:tab/>name:…</text:p>
      <text:p text:style-name="P18"><text:tab/>image:…</text:p>
      <text:p text:style-name="P18"><text:soft-page-break/><text:tab/>url:…</text:p>
      <text:p text:style-name="P18"><text:tab/>comment:...</text:p>
      <text:p text:style-name="P18">}</text:p>
      <text:p text:style-name="P19"/>
      <text:p text:style-name="P18">search: {</text:p>
      <text:p text:style-name="P18"><text:tab/>id:…</text:p>
      <text:p text:style-name="P18"><text:tab/>comment:…</text:p>
      <text:p text:style-name="P18"><text:tab/>[searchFields]</text:p>
      <text:p text:style-name="P18">}</text:p>
      <text:p text:style-name="P18"/>
      <text:p text:style-name="P18">searchField: {</text:p>
      <text:p text:style-name="P18"><text:tab/>fieldName: …</text:p>
      <text:p text:style-name="P18"><text:tab/>searchValue:...</text:p>
      <text:p text:style-name="P18">}</text:p>
      <text:p text:style-name="P18"/>
      <text:h text:style-name="P10" text:outline-level="1"><text:span text:style-name="T13">Communication</text:span></text:h>
      <text:p text:style-name="P29"><text:span text:style-name="T9">T</text:span><text:span text:style-name="T8">he </text:span><text:span text:style-name="T10">communication is based on user/favourites and searches retrieving via id. The creation (POST) of such entities is related to the structure described above, i.e. the POST of a new user would be something like:</text:span></text:p>
      <text:p text:style-name="P30"><text:span text:style-name="T10">{</text:span></text:p>
      <text:p text:style-name="P18"><text:tab/>name: John Doe</text:p>
      <text:p text:style-name="P18"><text:tab/>username: john.doe</text:p>
      <text:p text:style-name="P18"><text:tab/>country: Italy</text:p>
      <text:p text:style-name="P18"><text:tab/>zip: 12345</text:p>
      <text:p text:style-name="P18">}</text:p>
      <text:p text:style-name="P18"/>
      <text:p text:style-name="P18">The only tricky operation is search, to perform a search a list of key/value pair should be passed, i.e.:</text:p>
      <text:p text:style-name="P18">{</text:p>
      <text:p text:style-name="P28"><text:span text:style-name="T11"><text:tab/>comment: ‘search Kubrick and Douglas movies’</text:span></text:p>
      <text:p text:style-name="P27"><text:span text:style-name="T3"><text:tab/>searchFields: [</text:span></text:p>
      <text:p text:style-name="P27"><text:span text:style-name="T3"><text:tab/><text:tab/>{</text:span></text:p>
      <text:p text:style-name="P27"><text:soft-page-break/><text:span text:style-name="T3"><text:tab/><text:tab/><text:tab/>field: castcrew,</text:span></text:p>
      <text:p text:style-name="P27"><text:span text:style-name="T3"><text:tab/><text:tab/><text:tab/>value: ‘Stanley Kubrick’</text:span></text:p>
      <text:p text:style-name="P27"><text:span text:style-name="T3"><text:tab/><text:tab/>},</text:span></text:p>
      <text:p text:style-name="P27"><text:span text:style-name="T3"><text:tab/><text:tab/>{</text:span></text:p>
      <text:p text:style-name="P27"><text:span text:style-name="T3"><text:tab/><text:tab/><text:tab/>field: castcrew,</text:span></text:p>
      <text:p text:style-name="P27"><text:span text:style-name="T3"><text:tab/><text:tab/><text:tab/>value: ‘Kirk Douglas’</text:span></text:p>
      <text:p text:style-name="P27"><text:span text:style-name="T3"><text:tab/><text:tab/>}</text:span></text:p>
      <text:p text:style-name="P27"><text:span text:style-name="T3"><text:tab/>]</text:span></text:p>
      <text:p text:style-name="P27"><text:span text:style-name="T11"><text:tab/>}</text:span></text:p>
      <text:p text:style-name="P18"/>
      <text:h text:style-name="P8" text:outline-level="1">Conclusions</text:h>
      <text:p text:style-name="P27"><text:span text:style-name="T3">This project will provide an initial version of hitchhikers guide to cinema that allows to keep track of user activities and perform (not so) simple searches relying on IMDb REST API.</text:span></text:p>
      <text:p text:style-name="P27"><text:span text:style-name="T3">The search grammar can grow in complexity to easily perform more and more complex searches.</text:span></text:p>
      <text:h text:style-name="P8" text:outline-level="1">References</text:h>
      <text:p text:style-name="P4">References have already been performed in the previous phase <text:s/>of the project (Bootstrap course), please refer to Bootstrap course ideation doc. available at:</text:p>
      <text:p text:style-name="P1"><text:span text:style-name="T3">https://github.com/sterte/h2gc/blob/master/doc/Course%201%20-%20Bootstrap/Hitchickers%20guide%20to%20cinema%20-%20Ideation.pdf</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9T16:57:35.238245189</meta:creation-date>
    <dc:date>2020-09-16T10:49:31.355909186</dc:date>
    <meta:editing-duration>PT25M47S</meta:editing-duration>
    <meta:editing-cycles>5</meta:editing-cycles>
    <meta:generator>LibreOffice/6.4.5.2$Linux_X86_64 LibreOffice_project/40$Build-2</meta:generator>
    <meta:document-statistic meta:table-count="0" meta:image-count="0" meta:object-count="0" meta:page-count="5" meta:paragraph-count="115" meta:word-count="696" meta:character-count="4492" meta:non-whitespace-character-count="3900"/>
  </office:meta>
</office:document-meta>
</file>